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0.23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17.67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" style:family="text">
      <style:text-properties style:font-name="標楷體" fo:font-size="16pt" fo:font-weight="bold" style:text-underline-style="none" style:text-underline-color="font-color" style:text-line-through-type="none" fo:font-style="normal" style:text-outline="false" fo:text-shadow="none" style:text-position="0%" style:font-name-asian="標楷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6pt" style:font-size-complex="16pt" style:font-weight-asian="normal" style:font-weight-complex="normal" style:font-style-asian="normal" style:font-style-complex="normal"/>
    </style:style>
    <style:style style:name="T3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Arial" style:font-name-complex="Arial"/>
    </style:style>
    <style:style style:name="T5" style:family="text">
      <style:text-properties style:font-name="Arial" fo:font-size="16pt" fo:font-weight="normal" style:text-line-through-type="none" fo:font-style="normal" style:text-outline="false" fo:text-shadow="none" style:text-position="0%" style:font-name-complex="Arial" style:font-size-asian="16pt" style:font-size-complex="16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6" style:family="text">
      <style:text-properties style:font-name="Arial" fo:font-size="16pt" fo:font-weight="normal" style:text-line-through-type="none" fo:font-style="normal" style:text-outline="false" fo:text-shadow="none" style:text-position="0%" style:font-name-complex="Arial" style:font-size-asian="16pt" style:font-size-complex="16pt" style:font-weight-asian="normal" style:font-weight-complex="normal" style:font-style-asian="normal" style:font-style-complex="normal" style:text-underline-style="none" style:text-underline-color="font-color"/>
    </style:style>
    <style:style style:name="T7" style:family="text">
      <style:text-properties fo:font-size="16pt" fo:font-weight="normal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text-underline-style="none" style:text-underline-color="font-color" style:font-name="標楷體" style:font-name-asian="標楷體"/>
    </style:style>
    <style:style style:name="T8" style:family="text">
      <style:text-properties fo:font-size="16pt" fo:font-weight="normal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Arial" style:text-underline-style="solid" style:text-underline-width="auto" style:text-underline-color="font-color" style:font-name-complex="Arial"/>
    </style:style>
    <style:style style:name="T9" style:family="text">
      <style:text-properties fo:font-size="16pt" style:text-line-through-type="none" fo:font-style="normal" style:text-outline="false" fo:text-shadow="none" style:text-position="0%" style:font-size-asian="16pt" style:font-size-complex="16pt" style:font-style-asian="normal" style:font-style-complex="normal" style:font-name="標楷體" fo:font-weight="bold" style:text-underline-style="none" style:text-underline-color="font-color" style:font-name-asian="標楷體" style:font-weight-asian="bold" style:font-weight-complex="bold"/>
    </style:style>
    <style:style style:name="T10" style:family="text">
      <style:text-properties fo:font-size="16pt" fo:font-weight="normal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text-underline-style="none" style:text-underline-color="font-color" style:font-name="Arial" style:font-name-complex="Arial"/>
    </style:style>
    <style:style style:name="T11" style:family="text">
      <style:text-properties style:font-name="Arial" fo:font-size="16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complex="Arial" style:font-size-asian="16pt" style:font-size-complex="16pt" style:font-weight-asian="normal" style:font-weight-complex="normal" style:font-style-asian="normal" style:font-style-complex="normal"/>
    </style:style>
    <style:style style:name="T12" style:family="text">
      <style:text-properties fo:font-size="16pt" style:text-line-through-type="none" fo:font-style="normal" style:text-outline="false" fo:text-shadow="none" style:text-position="0%" style:font-size-asian="16pt" style:font-size-complex="16pt" style:font-style-asian="normal" style:font-style-complex="normal" fo:font-weight="bold" style:text-underline-style="none" style:text-underline-color="font-color" style:font-weight-asian="bold" style:font-weight-complex="bold" style:font-name="Arial" style:font-name-complex="Arial"/>
    </style:style>
    <style:style style:name="T13" style:family="text">
      <style:text-properties fo:font-size="16pt" style:text-line-through-type="none" fo:font-style="normal" style:text-outline="false" fo:text-shadow="none" style:text-position="0%" style:font-size-asian="16pt" style:font-size-complex="16pt" style:font-style-asian="normal" style:font-style-complex="normal" style:text-underline-style="none" style:text-underline-color="font-color" style:font-name="標楷體" fo:font-weight="normal" style:font-name-asian="標楷體" style:font-weight-asian="normal" style:font-weight-complex="normal"/>
    </style:style>
    <style:style style:name="T14" style:family="text">
      <style:text-properties fo:font-size="16pt" style:text-line-through-type="none" fo:font-style="normal" style:text-outline="false" fo:text-shadow="none" style:text-position="0%" style:font-size-asian="16pt" style:font-size-complex="16pt" style:font-style-asian="normal" style:font-style-complex="normal" style:text-underline-style="none" style:text-underline-color="font-color" fo:font-weight="normal" style:font-weight-asian="normal" style:font-weight-complex="normal" style:font-name="Arial" style:font-name-complex="Arial"/>
    </style:style>
    <style:style style:name="T15" style:family="text">
      <style:text-properties fo:font-size="16pt" style:text-line-through-type="none" fo:font-style="normal" style:text-outline="false" fo:text-shadow="none" style:text-position="0%" style:font-size-asian="16pt" style:font-size-complex="16pt" style:font-style-asian="normal" style:font-style-complex="normal" style:text-underline-style="none" style:text-underline-color="font-color" fo:font-weight="normal" style:font-weight-asian="normal" style:font-weight-complex="normal" style:font-name="標楷體" style:font-name-asian="標楷體"/>
    </style:style>
    <style:style style:name="T16" style:family="text">
      <style:text-properties fo:font-size="16pt" style:text-line-through-type="none" fo:font-style="normal" style:text-outline="false" fo:text-shadow="none" style:text-position="0%" style:font-size-asian="16pt" style:font-size-complex="16pt" style:font-style-asian="normal" style:font-style-complex="normal" style:text-underline-style="none" style:text-underline-color="font-color" style:font-name="標楷體" fo:font-weight="bold" style:font-name-asian="標楷體" style:font-weight-asian="bold" style:font-weight-complex="bold"/>
    </style:style>
    <style:style style:name="T17" style:family="text">
      <style:text-properties style:font-name="標楷體" fo:font-size="16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6pt" style:font-size-complex="16pt" style:font-weight-asian="normal" style:font-weight-complex="normal" style:font-style-asian="normal" style:font-style-complex="normal"/>
    </style:style>
    <style:style style:name="T18" style:family="text">
      <style:text-properties fo:font-size="16pt" fo:font-weight="normal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Arial" style:font-name-complex="Arial" style:text-underline-style="solid" style:text-underline-width="auto" style:text-underline-color="font-color"/>
    </style:style>
    <style:style style:name="T19" style:family="text">
      <style:text-properties fo:font-size="16pt" fo:font-weight="normal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Arial" style:font-name-complex="Arial" style:text-underline-style="none" style:text-underline-color="font-color"/>
    </style:style>
    <style:style style:name="T20" style:family="text">
      <style:text-properties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 style:font-name="Arial" style:font-name-complex="Arial"/>
    </style:style>
    <style:style style:name="T21" style:family="text">
      <style:text-properties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 style:font-name="標楷體" style:font-name-asian="標楷體"/>
    </style:style>
    <style:style style:name="T22" style:family="text">
      <style:text-properties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style:font-name="標楷體" fo:font-weight="normal" style:font-name-asian="標楷體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256" table:default-cell-style-name="ce7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>
            <text:p>【<text:span text:style-name="T1">刷卡付費者請填寫以下信用卡資料】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商店代號：　　　　　　　　　<text:span text:style-name="T2">          </text:span><text:span text:style-name="T3">商店名稱：　</text:span>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信用卡卡別<text:span text:style-name="T2">: </text:span><text:span text:style-name="T3">□</text:span><text:span text:style-name="T4">VISA  </text:span><text:span text:style-name="T3">□</text:span><text:span text:style-name="T4">MASTERCARD  </text:span><text:span text:style-name="T3">□</text:span><text:span text:style-name="T4">JCB   </text:span><text:span text:style-name="T3">□</text:span><text:span text:style-name="T4">NCC</text:span>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信用卡卡號<text:span text:style-name="T2">:</text:span><text:span text:style-name="T5">        </text:span><text:span text:style-name="T6">-</text:span><text:span text:style-name="T5">        </text:span><text:span text:style-name="T6">-</text:span><text:span text:style-name="T5">        </text:span><text:span text:style-name="T6">-</text:span><text:span text:style-name="T5">        </text:span><text:span text:style-name="T6">  </text:span><text:span text:style-name="T7">授權號碼：</text:span><text:span text:style-name="T8">            </text:span><text:span text:style-name="T9">【持卡人勿填】</text:span>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卡片有效期限<text:span text:style-name="T2">:</text:span><text:span text:style-name="T5">      </text:span><text:span text:style-name="T6"> /</text:span><text:span text:style-name="T5">      </text:span><text:span text:style-name="T6">(</text:span><text:span text:style-name="T7">月</text:span><text:span text:style-name="T10">/</text:span><text:span text:style-name="T7">年</text:span><text:span text:style-name="T10">)</text:span>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授權日期：<text:span text:style-name="T11">                  </text:span><text:span text:style-name="T9">【持卡人勿填】</text:span><text:span text:style-name="T12">        </text:span><text:span text:style-name="T13">金</text:span><text:span text:style-name="T14">    </text:span><text:span text:style-name="T15">額：</text:span>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5" office:value-type="string" calcext:value-type="string">
            <text:p>持卡人簽名<text:span text:style-name="T2">: </text:span><text:span text:style-name="T5">                      </text:span><text:span text:style-name="T6"> </text:span><text:span text:style-name="T16">【請與信用卡背面簽名欄簽名相同】</text:span>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【轉帳付款請轉入下列銀行帳號<text:span text:style-name="T17">】</text:span>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□<text:span text:style-name="T2"> </text:span><text:span text:style-name="T3">匯款</text:span><text:span text:style-name="T4">/</text:span><text:span text:style-name="T3">轉帳：戶名【　　　　　　　　】</text:span><text:span text:style-name="T4"> </text:span><text:span text:style-name="T3">銀行【　　　　　　　　】</text:span>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帳號：　　　　　　　　　　　　【付款後回傳單據以茲證明<text:span text:style-name="T2">Fax. </text:span><text:span text:style-name="T3">　　　　　　　　】</text:span>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※<text:span text:style-name="T2"> </text:span><text:span text:style-name="T3">發票資料</text:span><text:span text:style-name="T4">//</text:span><text:span text:style-name="T3">□二聯式</text:span><text:span text:style-name="T4">   </text:span><text:span text:style-name="T3">□三聯式</text:span>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發票抬頭：<text:span text:style-name="T2">_______</text:span><text:span text:style-name="T5">     </text:span><text:span text:style-name="T6">_______</text:span><text:span text:style-name="T5">      </text:span><text:span text:style-name="T6">__  </text:span><text:span text:style-name="T7">統一編號：</text:span><text:span text:style-name="T10">_____</text:span><text:span text:style-name="T18">     </text:span><text:span text:style-name="T19">_______</text:span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注意事項：親愛的客戶請填妥本單後，<text:span text:style-name="T1">直撥</text:span><text:span text:style-name="T20">24</text:span><text:span text:style-name="T21">小時傳真熱線：　　　　　　　</text:span><text:span text:style-name="T20"> </text:span><text:span text:style-name="T22">傳真後請來電確認，謝謝！</text:span>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26T13:32:24</meta:creation-date>
    <dc:creator>Joyce</dc:creator>
    <dc:date>2004-03-26T13:46:57</dc:date>
    <meta:document-statistic meta:table-count="1" meta:cell-count="13" meta:object-count="0"/>
    <meta:generator>LibreOffice/5.1.1.3$Windows_x86 LibreOffice_project/89f508ef3ecebd2cfb8e1def0f0ba9a803b88a6d</meta:generator>
  </office:meta>
</office:document-meta>
</file>